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2.29cm" fo:min-width="3.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707cm"/>
      <style:paragraph-properties style:writing-mode="lr-tb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2.29cm" fo:min-width="4.58cm"/>
      <style:paragraph-properties style:writing-mode="lr-tb"/>
    </style:style>
    <style:style style:name="gr9" style:family="graphic" style:parent-style-name="objectwithoutfill">
      <style:graphic-properties svg:stroke-color="#800080" draw:marker-end="Arrow" draw:marker-end-width="0.3cm" draw:fill="solid" draw:textarea-vertical-align="bottom"/>
      <style:paragraph-properties style:writing-mode="lr-tb"/>
    </style:style>
    <style:style style:name="gr10" style:family="graphic" style:parent-style-name="standard">
      <style:graphic-properties svg:stroke-width="0.035cm" svg:stroke-color="#bf0041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-color="#ff8000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loext:graphic-properties draw:fill="solid"/>
      <style:paragraph-properties fo:margin-left="0cm" fo:margin-right="0cm" fo:margin-top="0cm" fo:margin-bottom="0cm" fo:text-align="center" fo:text-indent="0cm" style:writing-mode="lr-tb"/>
    </style:style>
    <style:style style:name="P8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3.81cm" svg:height="3.81cm" svg:x="1cm" svg:y="1cm">
          <text:p text:style-name="P1">Github repo</text:p>
          <text:p text:style-name="P1">(Interne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1cm" svg:height="3.81cm" svg:x="16.24cm" svg:y="1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08cm" svg:height="2.54cm" svg:x="6.08cm" svg:y="1.635cm">
          <text:p text:style-name="P1">Is Online?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24cm" svg:y1="2.905cm" svg:x2="11.16cm" svg:y2="2.905cm" draw:start-shape="id1" draw:end-shape="id2" svg:d="M16240 2905h-5080" svg:viewBox="0 0 5081 1">
          <text:p text:style-name="P2">Init</text:p>
        </draw:connector>
        <draw:custom-shape draw:style-name="gr4" draw:text-style-name="P1" xml:id="id3" draw:id="id3" draw:layer="layout" svg:width="3.81cm" svg:height="2.54cm" svg:x="3.54cm" svg:y="7.35cm">
          <text:p text:style-name="P1">Request js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08cm" svg:height="2.54cm" svg:x="6.08cm" svg:y="13.7cm">
          <text:p text:style-name="P1">Get md5 list</text:p>
          <text:p text:style-name="P1">From files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3.81cm" svg:height="2.54cm" svg:x="13.7cm" svg:y="6.08cm">
          <text:p text:style-name="P1">File Syste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953cm" svg:x1="8.62cm" svg:y1="4.175cm" svg:x2="5.445cm" svg:y2="7.35cm" draw:start-shape="id2" draw:end-shape="id3" svg:d="M8620 4175v635h-3175v2540" svg:viewBox="0 0 3176 3176">
          <text:p text:style-name="P2">Yes</text:p>
        </draw:connector>
        <draw:connector draw:style-name="gr3" draw:text-style-name="P3" draw:layer="layout" svg:x1="8.62cm" svg:y1="4.175cm" svg:x2="8.62cm" svg:y2="13.7cm" draw:start-shape="id2" draw:end-shape="id4" svg:d="M8620 4175v9525" svg:viewBox="0 0 1 9526">
          <text:p text:style-name="P2">No</text:p>
        </draw:connector>
        <draw:connector draw:style-name="gr6" draw:text-style-name="P5" draw:layer="layout" svg:x1="6.715cm" svg:y1="14.335cm" svg:x2="6.715cm" svg:y2="14.335cm" svg:d="M6715 14335z" svg:viewBox="0 0 1 1">
          <text:p/>
        </draw:connector>
        <draw:custom-shape draw:style-name="gr7" draw:text-style-name="P1" xml:id="id9" draw:id="id9" draw:layer="layout" svg:width="5.207cm" svg:height="2.54cm" svg:x="2.143cm" svg:y="17.51cm">
          <text:p text:style-name="P1">Process scripts</text:p>
          <text:p text:style-name="P1">md5’s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5.08cm" svg:height="2.54cm" svg:x="8.62cm" svg:y="23.86cm">
          <text:p text:style-name="P1">Names of failed</text:p>
          <text:p text:style-name="P1">scripts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3.81cm" svg:height="2.54cm" svg:x="12.303cm" svg:y="16.24cm">
          <text:p text:style-name="P1">Formatter</text:p>
          <text:p text:style-name="P1">Array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3.7cm" svg:y1="25.13cm" svg:x2="19.492cm" svg:y2="4.252cm" draw:start-shape="id5" draw:start-glue-point="1" draw:end-shape="id1" draw:end-glue-point="9" svg:d="M13700 25130h5792v-20878" svg:viewBox="0 0 5793 20879">
          <text:p text:style-name="P6">Post to application <text:line-break/>as warning</text:p>
        </draw:connector>
        <draw:connector draw:style-name="gr3" draw:text-style-name="P5" draw:layer="layout" svg:x1="13.7cm" svg:y1="7.35cm" svg:x2="11.16cm" svg:y2="14.97cm" draw:start-shape="id6" draw:start-glue-point="3" draw:end-shape="id4" draw:end-glue-point="1" svg:d="M13700 7350h-1270v7620h-1270" svg:viewBox="0 0 2541 7621">
          <text:p/>
        </draw:connector>
        <draw:connector draw:style-name="gr10" draw:text-style-name="P2" draw:layer="layout" draw:line-skew="4.444cm" svg:x1="18.145cm" svg:y1="4.81cm" svg:x2="14.208cm" svg:y2="16.24cm" draw:start-shape="id1" draw:start-glue-point="8" draw:end-shape="id7" svg:d="M18145 4810v10160h-3937v1270" svg:viewBox="0 0 3938 11431">
          <text:p/>
        </draw:connector>
        <draw:connector draw:style-name="gr10" draw:text-style-name="P2" draw:layer="layout" svg:x1="17.51cm" svg:y1="7.35cm" svg:x2="18.145cm" svg:y2="4.81cm" draw:start-shape="id6" draw:start-glue-point="1" draw:end-shape="id1" draw:end-glue-point="8" svg:d="M17510 7350h635v-2540" svg:viewBox="0 0 636 2541">
          <text:p/>
        </draw:connector>
        <draw:connector draw:style-name="gr3" draw:text-style-name="P5" draw:layer="layout" svg:x1="3.54cm" svg:y1="8.62cm" svg:x2="2.905cm" svg:y2="4.81cm" draw:start-shape="id3" draw:start-glue-point="3" draw:end-shape="id8" draw:end-glue-point="8" svg:d="M3540 8620h-635v-3810" svg:viewBox="0 0 636 3811">
          <text:p text:style-name="P2">POST</text:p>
        </draw:connector>
        <draw:connector draw:style-name="gr11" draw:text-style-name="P5" draw:layer="layout" draw:line-skew="2.039cm" svg:x1="1.558cm" svg:y1="4.252cm" svg:x2="15.605cm" svg:y2="8.62cm" draw:start-shape="id8" draw:start-glue-point="7" draw:end-shape="id6" draw:end-glue-point="2" svg:d="M1558 4252v6908h14047v-2540" svg:viewBox="0 0 14048 6909">
          <text:p text:style-name="P8">JSON</text:p>
        </draw:connector>
        <draw:connector draw:style-name="gr6" draw:text-style-name="P5" draw:layer="layout" svg:x1="1.558cm" svg:y1="4.252cm" svg:x2="6.08cm" svg:y2="14.97cm" draw:start-shape="id8" draw:start-glue-point="7" draw:end-shape="id4" draw:end-glue-point="3" svg:d="M1558 4252v10718h4522" svg:viewBox="0 0 4523 10719">
          <text:p/>
        </draw:connector>
        <draw:connector draw:style-name="gr6" draw:text-style-name="P5" draw:layer="layout" svg:x1="8.62cm" svg:y1="16.24cm" svg:x2="4.746cm" svg:y2="17.51cm" draw:start-shape="id4" draw:start-glue-point="2" draw:end-shape="id9" draw:end-glue-point="0" svg:d="M8620 16240v635h-3874v635" svg:viewBox="0 0 3875 1271">
          <text:p/>
        </draw:connector>
        <draw:connector draw:style-name="gr3" draw:text-style-name="P5" draw:layer="layout" svg:x1="7.35cm" svg:y1="18.78cm" svg:x2="12.303cm" svg:y2="17.51cm" draw:start-shape="id9" draw:start-glue-point="1" draw:end-shape="id7" draw:end-glue-point="3" svg:d="M7350 18780h2476v-1270h2477" svg:viewBox="0 0 4954 1271">
          <text:p text:style-name="P2">Hash Checks</text:p>
        </draw:connector>
        <draw:connector draw:style-name="gr3" draw:text-style-name="P5" draw:layer="layout" svg:x1="4.746cm" svg:y1="20.05cm" svg:x2="8.62cm" svg:y2="25.13cm" draw:start-shape="id9" draw:start-glue-point="2" draw:end-shape="id5" draw:end-glue-point="3" svg:d="M4746 20050v5080h3874" svg:viewBox="0 0 3875 5081">
          <text:p text:style-name="P2">Hash Fails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8T13:06:18.506257138</meta:creation-date>
    <dc:date>2020-01-19T17:22:37.613380078</dc:date>
    <meta:editing-duration>PT4M17S</meta:editing-duration>
    <meta:editing-cycles>2</meta:editing-cycles>
    <meta:generator>LibreOffice/6.3.4.2$Linux_X86_64 LibreOffice_project/30$Build-2</meta:generator>
    <meta:document-statistic meta:object-count="23"/>
  </office:meta>
</office:document-meta>
</file>